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193.1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86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84pt" fo:break-before="auto" style:use-optimal-row-height="true"/>
    </style:style>
    <style:style style:name="ro3" style:family="table-row">
      <style:table-row-properties style:row-height="41.2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lash-e_s16M_Rev_C-BOM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22R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7,R8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10k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<text:span text:style-name="T1">R14,</text:span>R16,R1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00nF/10V/10%/X7R/C0402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1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W25Q128JVSIQ(SOIC-8_208mils)</text:p>
          </table:table-cell>
          <table:table-cell table:style-name="ce9" office:value-type="string" calcext:value-type="string">
            <text:p>SO-8_208mil</text:p>
          </table:table-cell>
          <table:table-cell table:style-name="ce9" office:value-type="string" calcext:value-type="string">
            <text:p>U3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DF12(3.5)-40DP-0.5V(86)</text:p>
          </table:table-cell>
          <table:table-cell table:style-name="ce9" office:value-type="string" calcext:value-type="string">
            <text:p>DF12(3.5)-40DP-0.5V(86)---</text:p>
            <text:p>(CL0537-0032-4-86)</text:p>
          </table:table-cell>
          <table:table-cell table:style-name="ce9" office:value-type="string" calcext:value-type="string">
            <text:p>Flash_CON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5"/>
          <table:table-cell table:style-name="ce11" table:number-columns-repeated="2"/>
          <table:table-cell table:style-name="ce13"/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Opened</text:p>
          </table:table-cell>
          <table:table-cell table:style-name="ce9" office:value-type="string" calcext:value-type="string">
            <text:p>SJ_1_SMALLER</text:p>
          </table:table-cell>
          <table:table-cell table:style-name="ce9" office:value-type="string" calcext:value-type="string">
            <text:p>NAND_WP1,</text:p>
            <text:p>SPI_WP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1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NA(22R/R0402)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<text:span text:style-name="T1">R4,R10</text:span>,R11</text:p>
          </table:table-cell>
          <table:table-cell table:number-columns-repeated="102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NA(10k/R0402)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<text:span text:style-name="T1">R1,R2,R3,R5,</text:span></text:p>
            <text:p><text:span text:style-name="T1">R9,R12</text:span>,R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NA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6</text:p>
          </table:table-cell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NA(100nF/10V/10%/X7R/C0402)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1,C2,C3,</text:p>
            <text:p>C6,C7,C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NA(2.2uF/6.3V/10%/X5R/C0603)</text:p>
          </table:table-cell>
          <table:table-cell table:style-name="ce9" office:value-type="string" calcext:value-type="string">
            <text:p>C0603</text:p>
          </table:table-cell>
          <table:table-cell table:style-name="ce9" office:value-type="string" calcext:value-type="string">
            <text:p><text:span text:style-name="T1">C4,C5,</text:span>C8,C1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NA/C0402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12,C13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NA(MT29F64G08CBABA-WP:B</text:p>
            <text:p>(TSOP48))</text:p>
          </table:table-cell>
          <table:table-cell table:style-name="ce9" office:value-type="string" calcext:value-type="string">
            <text:p>TSOP48</text:p>
          </table:table-cell>
          <table:table-cell table:style-name="ce9" office:value-type="string" calcext:value-type="string">
            <text:p>U1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NA(KLMAG1JETD-B041003</text:p>
            <text:p>(FBGA153))</text:p>
          </table:table-cell>
          <table:table-cell table:style-name="ce9" office:value-type="string" calcext:value-type="string">
            <text:p>FBGA153_Pitch-0.5mm_</text:p>
            <text:p>Ball-0.25mm_Dimensions-</text:p>
            <text:p>11.50x13.00x0.80mm</text:p>
          </table:table-cell>
          <table:table-cell table:style-name="ce9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2">
          <table:table-cell table:style-name="Default"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1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6-02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2">00/00/0000</text:date>, <text:time style:data-style-name="N2" text:time-value="08:58:26.324752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2T09:59:19.581172476</dc:date>
    <meta:editing-duration>PT1H9M34S</meta:editing-duration>
    <meta:editing-cycles>5</meta:editing-cycles>
    <meta:generator>LibreOffice/5.1.6.2$Linux_X86_64 LibreOffice_project/10m0$Build-2</meta:generator>
    <meta:document-statistic meta:table-count="1" meta:cell-count="60" meta:object-count="0"/>
  </office:meta>
</office:document-meta>
</file>